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ListParagraph" style:list-style-name="LFO1" style:family="paragraph">
      <style:text-properties fo:font-size="12pt" style:font-size-asian="12pt" style:font-size-complex="12pt"/>
    </style:style>
    <style:style style:name="P3" style:parent-style-name="ListParagraph" style:list-style-name="LFO1" style:family="paragraph">
      <style:text-properties fo:font-size="12pt" style:font-size-asian="12pt" style:font-size-complex="12pt"/>
    </style:style>
    <style:style style:name="P4" style:parent-style-name="ListParagraph" style:list-style-name="LFO1" style:family="paragraph">
      <style:text-properties fo:font-size="12pt" style:font-size-asian="12pt" style:font-size-complex="12pt"/>
    </style:style>
    <style:style style:name="P5" style:parent-style-name="Normal" style:family="paragraph">
      <style:text-properties fo:font-weight="bold" style:font-weight-asian="bold" fo:font-size="14pt" style:font-size-asian="14pt" style:font-size-complex="14pt"/>
    </style:style>
    <style:style style:name="P6" style:parent-style-name="ListParagraph" style:list-style-name="LFO2" style:family="paragraph">
      <style:text-properties fo:font-size="12pt" style:font-size-asian="12pt" style:font-size-complex="12pt"/>
    </style:style>
    <style:style style:name="P7" style:parent-style-name="ListParagraph" style:list-style-name="LFO2" style:family="paragraph">
      <style:text-properties fo:font-size="12pt" style:font-size-asian="12pt" style:font-size-complex="12pt"/>
    </style:style>
    <style:style style:name="P8" style:parent-style-name="ListParagraph" style:list-style-name="LFO2" style:family="paragraph">
      <style:text-properties fo:font-size="12pt" style:font-size-asian="12pt" style:font-size-complex="12pt"/>
    </style:style>
    <style:style style:name="P9" style:parent-style-name="ListParagraph" style:list-style-name="LFO2" style:family="paragraph">
      <style:text-properties fo:font-size="12pt" style:font-size-asian="12pt" style:font-size-complex="12pt"/>
    </style:style>
    <style:style style:name="P10" style:parent-style-name="ListParagraph" style:list-style-name="LFO2" style:family="paragraph">
      <style:text-properties fo:font-size="12pt" style:font-size-asian="12pt" style:font-size-complex="12pt"/>
    </style:style>
    <style:style style:name="P11" style:parent-style-name="ListParagraph" style:list-style-name="LFO2" style:family="paragraph">
      <style:text-properties fo:font-size="12pt" style:font-size-asian="12pt" style:font-size-complex="12pt"/>
    </style:style>
    <style:style style:name="P12" style:parent-style-name="ListParagraph" style:list-style-name="LFO2" style:family="paragraph">
      <style:text-properties fo:font-size="12pt" style:font-size-asian="12pt" style:font-size-complex="12pt"/>
    </style:style>
    <style:style style:name="P13" style:parent-style-name="Normal" style:family="paragraph">
      <style:text-properties fo:font-weight="bold" style:font-weight-asian="bold" fo:font-size="14pt" style:font-size-asian="14pt" style:font-size-complex="14pt"/>
    </style:style>
    <style:style style:name="P14" style:parent-style-name="ListParagraph" style:list-style-name="LFO3" style:family="paragraph">
      <style:text-properties fo:font-size="12pt" style:font-size-asian="12pt" style:font-size-complex="12pt"/>
    </style:style>
    <style:style style:name="P15" style:parent-style-name="ListParagraph" style:list-style-name="LFO3" style:family="paragraph">
      <style:text-properties fo:font-size="12pt" style:font-size-asian="12pt" style:font-size-complex="12pt"/>
    </style:style>
    <style:style style:name="P16" style:parent-style-name="ListParagraph" style:list-style-name="LFO3" style:family="paragraph">
      <style:text-properties fo:font-size="12pt" style:font-size-asian="12pt" style:font-size-complex="12pt"/>
    </style:style>
    <style:style style:name="P17" style:parent-style-name="ListParagraph" style:list-style-name="LFO3" style:family="paragraph">
      <style:text-properties fo:font-size="12pt" style:font-size-asian="12pt" style:font-size-complex="12pt"/>
    </style:style>
    <style:style style:name="P18" style:parent-style-name="ListParagraph" style:list-style-name="LFO3" style:family="paragraph">
      <style:text-properties fo:font-size="12pt" style:font-size-asian="12pt" style:font-size-complex="12pt"/>
    </style:style>
    <style:style style:name="P19" style:parent-style-name="ListParagraph" style:list-style-name="LFO3" style:family="paragraph">
      <style:text-properties fo:font-size="12pt" style:font-size-asian="12pt" style:font-size-complex="12pt"/>
    </style:style>
    <style:style style:name="P20" style:parent-style-name="ListParagraph" style:list-style-name="LFO3" style:family="paragraph">
      <style:text-properties fo:font-size="12pt" style:font-size-asian="12pt" style:font-size-complex="12pt"/>
    </style:style>
    <style:style style:name="P21" style:parent-style-name="ListParagraph" style:list-style-name="LFO3" style:family="paragraph">
      <style:text-properties fo:font-size="12pt" style:font-size-asian="12pt" style:font-size-complex="12pt"/>
    </style:style>
    <style:style style:name="P22" style:parent-style-name="ListParagraph" style:list-style-name="LFO3" style:family="paragraph">
      <style:text-properties fo:font-size="12pt" style:font-size-asian="12pt" style:font-size-complex="12pt"/>
    </style:style>
    <style:style style:name="P23" style:parent-style-name="ListParagraph" style:list-style-name="LFO3" style:family="paragraph">
      <style:text-properties fo:font-size="12pt" style:font-size-asian="12pt" style:font-size-complex="12pt"/>
    </style:style>
    <style:style style:name="P24" style:parent-style-name="ListParagraph" style:list-style-name="LFO3" style:family="paragraph">
      <style:text-properties fo:font-size="12pt" style:font-size-asian="12pt" style:font-size-complex="12pt"/>
    </style:style>
    <style:style style:name="P25" style:parent-style-name="ListParagraph" style:list-style-name="LFO3" style:family="paragraph">
      <style:text-properties fo:font-size="12pt" style:font-size-asian="12pt" style:font-size-complex="12pt"/>
    </style:style>
    <style:style style:name="P26" style:parent-style-name="ListParagraph" style:list-style-name="LFO3" style:family="paragraph">
      <style:text-properties fo:font-size="12pt" style:font-size-asian="12pt" style:font-size-complex="12pt"/>
    </style:style>
    <style:style style:name="P27" style:parent-style-name="ListParagraph" style:list-style-name="LFO3" style:family="paragraph">
      <style:text-properties fo:font-size="12pt" style:font-size-asian="12pt" style:font-size-complex="12pt"/>
    </style:style>
    <style:style style:name="P28" style:parent-style-name="Normal" style:family="paragraph">
      <style:text-properties fo:font-weight="bold" style:font-weight-asian="bold" fo:font-size="14pt" style:font-size-asian="14pt" style:font-size-complex="14pt"/>
    </style:style>
    <style:style style:name="P29" style:parent-style-name="ListParagraph" style:list-style-name="LFO4" style:family="paragraph">
      <style:text-properties fo:font-size="12pt" style:font-size-asian="12pt" style:font-size-complex="12pt"/>
    </style:style>
    <style:style style:name="P30" style:parent-style-name="ListParagraph" style:list-style-name="LFO4" style:family="paragraph">
      <style:text-properties fo:font-size="12pt" style:font-size-asian="12pt" style:font-size-complex="12pt"/>
    </style:style>
    <style:style style:name="P31" style:parent-style-name="ListParagraph" style:list-style-name="LFO4" style:family="paragraph">
      <style:text-properties fo:font-size="12pt" style:font-size-asian="12pt" style:font-size-complex="12pt"/>
    </style:style>
    <style:style style:name="P32" style:parent-style-name="ListParagraph" style:list-style-name="LFO4" style:family="paragraph">
      <style:text-properties fo:font-size="12pt" style:font-size-asian="12pt" style:font-size-complex="12pt"/>
    </style:style>
    <style:style style:name="P33" style:parent-style-name="ListParagraph" style:list-style-name="LFO4" style:family="paragraph">
      <style:text-properties fo:font-size="12pt" style:font-size-asian="12pt" style:font-size-complex="12pt"/>
    </style:style>
    <style:style style:name="P34" style:parent-style-name="ListParagraph" style:list-style-name="LFO4" style:family="paragraph">
      <style:text-properties fo:font-size="12pt" style:font-size-asian="12pt" style:font-size-complex="12pt"/>
    </style:style>
    <style:style style:name="P35" style:parent-style-name="ListParagraph" style:list-style-name="LFO4" style:family="paragraph">
      <style:text-properties fo:font-size="12pt" style:font-size-asian="12pt" style:font-size-complex="12pt"/>
    </style:style>
    <style:style style:name="P36" style:parent-style-name="Normal" style:family="paragraph">
      <style:text-properties fo:font-weight="bold" style:font-weight-asian="bold" fo:font-size="14pt" style:font-size-asian="14pt" style:font-size-complex="14pt"/>
    </style:style>
    <style:style style:name="P37" style:parent-style-name="ListParagraph" style:list-style-name="LFO5" style:family="paragraph">
      <style:text-properties fo:font-size="12pt" style:font-size-asian="12pt" style:font-size-complex="12pt"/>
    </style:style>
    <style:style style:name="P38" style:parent-style-name="ListParagraph" style:list-style-name="LFO5" style:family="paragraph">
      <style:text-properties fo:font-size="12pt" style:font-size-asian="12pt" style:font-size-complex="12pt"/>
    </style:style>
    <style:style style:name="P39" style:parent-style-name="ListParagraph" style:list-style-name="LFO5" style:family="paragraph">
      <style:text-properties fo:font-size="12pt" style:font-size-asian="12pt" style:font-size-complex="12pt"/>
    </style:style>
    <style:style style:name="P40" style:parent-style-name="ListParagraph" style:list-style-name="LFO5" style:family="paragraph">
      <style:text-properties fo:font-size="12pt" style:font-size-asian="12pt" style:font-size-complex="12pt"/>
    </style:style>
    <style:style style:name="P41" style:parent-style-name="ListParagraph" style:list-style-name="LFO5" style:family="paragraph">
      <style:text-properties fo:font-size="12pt" style:font-size-asian="12pt" style:font-size-complex="12pt"/>
    </style:style>
    <style:style style:name="P42" style:parent-style-name="ListParagraph" style:list-style-name="LFO5" style:family="paragraph">
      <style:text-properties fo:font-size="12pt" style:font-size-asian="12pt" style:font-size-complex="12pt"/>
    </style:style>
    <style:style style:name="P43" style:parent-style-name="ListParagraph" style:list-style-name="LFO5"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weight="bold" style:font-weight-asian="bold" fo:font-size="14pt" style:font-size-asian="14pt" style:font-size-complex="14pt"/>
    </style:style>
    <style:style style:name="P46" style:parent-style-name="ListParagraph" style:list-style-name="LFO6" style:family="paragraph">
      <style:text-properties fo:font-size="12pt" style:font-size-asian="12pt" style:font-size-complex="12pt"/>
    </style:style>
    <style:style style:name="P47" style:parent-style-name="ListParagraph" style:list-style-name="LFO6" style:family="paragraph">
      <style:text-properties fo:font-size="12pt" style:font-size-asian="12pt" style:font-size-complex="12pt"/>
    </style:style>
    <style:style style:name="P48" style:parent-style-name="ListParagraph" style:list-style-name="LFO6" style:family="paragraph">
      <style:text-properties fo:font-size="12pt" style:font-size-asian="12pt" style:font-size-complex="12pt"/>
    </style:style>
    <style:style style:name="P49" style:parent-style-name="ListParagraph" style:list-style-name="LFO6" style:family="paragraph">
      <style:text-properties fo:font-size="12pt" style:font-size-asian="12pt" style:font-size-complex="12pt"/>
    </style:style>
    <style:style style:name="P50" style:parent-style-name="ListParagraph" style:list-style-name="LFO6" style:family="paragraph">
      <style:text-properties fo:font-size="12pt" style:font-size-asian="12pt" style:font-size-complex="12pt"/>
    </style:style>
    <style:style style:name="P51" style:parent-style-name="Normal" style:family="paragraph">
      <style:text-properties fo:font-weight="bold" style:font-weight-asian="bold" fo:font-size="14pt" style:font-size-asian="14pt" style:font-size-complex="14pt"/>
    </style:style>
    <style:style style:name="P52" style:parent-style-name="ListParagraph" style:list-style-name="LFO7" style:family="paragraph">
      <style:text-properties fo:font-size="12pt" style:font-size-asian="12pt" style:font-size-complex="12pt"/>
    </style:style>
    <style:style style:name="P53" style:parent-style-name="ListParagraph" style:list-style-name="LFO7" style:family="paragraph">
      <style:text-properties fo:font-size="12pt" style:font-size-asian="12pt" style:font-size-complex="12pt"/>
    </style:style>
    <style:style style:name="P54" style:parent-style-name="ListParagraph" style:list-style-name="LFO7" style:family="paragraph">
      <style:text-properties fo:font-size="12pt" style:font-size-asian="12pt" style:font-size-complex="12pt"/>
    </style:style>
    <style:style style:name="P55" style:parent-style-name="ListParagraph" style:list-style-name="LFO7" style:family="paragraph">
      <style:text-properties fo:font-size="12pt" style:font-size-asian="12pt" style:font-size-complex="12pt"/>
    </style:style>
    <style:style style:name="P56" style:parent-style-name="ListParagraph" style:list-style-name="LFO7" style:family="paragraph">
      <style:text-properties fo:font-size="12pt" style:font-size-asian="12pt" style:font-size-complex="12pt"/>
    </style:style>
    <style:style style:name="P57" style:parent-style-name="ListParagraph" style:list-style-name="LFO7" style:family="paragraph">
      <style:text-properties fo:font-size="12pt" style:font-size-asian="12pt" style:font-size-complex="12pt"/>
    </style:style>
    <style:style style:name="P58" style:parent-style-name="Normal" style:family="paragraph">
      <style:text-properties fo:font-weight="bold" style:font-weight-asian="bold" fo:font-size="14pt" style:font-size-asian="14pt" style:font-size-complex="14pt"/>
    </style:style>
    <style:style style:name="P59" style:parent-style-name="ListParagraph" style:list-style-name="LFO8" style:family="paragraph">
      <style:text-properties fo:font-size="12pt" style:font-size-asian="12pt" style:font-size-complex="12pt"/>
    </style:style>
    <style:style style:name="P60" style:parent-style-name="ListParagraph" style:list-style-name="LFO8" style:family="paragraph">
      <style:text-properties fo:font-size="12pt" style:font-size-asian="12pt" style:font-size-complex="12pt"/>
    </style:style>
    <style:style style:name="P61" style:parent-style-name="ListParagraph" style:list-style-name="LFO8" style:family="paragraph">
      <style:text-properties fo:font-size="12pt" style:font-size-asian="12pt" style:font-size-complex="12pt"/>
    </style:style>
    <style:style style:name="P62" style:parent-style-name="ListParagraph" style:list-style-name="LFO8" style:family="paragraph">
      <style:text-properties fo:font-size="12pt" style:font-size-asian="12pt" style:font-size-complex="12pt"/>
    </style:style>
    <style:style style:name="P63" style:parent-style-name="Normal" style:family="paragraph">
      <style:text-properties fo:font-weight="bold" style:font-weight-asian="bold" fo:font-size="14pt" style:font-size-asian="14pt" style:font-size-complex="14pt"/>
    </style:style>
    <style:style style:name="P64" style:parent-style-name="ListParagraph" style:list-style-name="LFO9" style:family="paragraph">
      <style:text-properties fo:font-size="14pt" style:font-size-asian="14pt" style:font-size-complex="14pt"/>
    </style:style>
    <style:style style:name="P65" style:parent-style-name="Normal" style:family="paragraph">
      <style:paragraph-properties fo:margin-left="0.25in">
        <style:tab-stops/>
      </style:paragraph-properties>
      <style:text-properties fo:font-weight="bold" style:font-weight-asian="bold" fo:font-size="14pt" style:font-size-asian="14pt" style:font-size-complex="14pt"/>
    </style:style>
    <style:style style:name="P66" style:parent-style-name="ListParagraph" style:list-style-name="LFO9" style:family="paragraph">
      <style:text-properties fo:font-size="12pt" style:font-size-asian="12pt" style:font-size-complex="12pt"/>
    </style:style>
    <style:style style:name="P67" style:parent-style-name="Normal" style:family="paragraph">
      <style:paragraph-properties fo:margin-left="0.25in">
        <style:tab-stops/>
      </style:paragraph-properties>
      <style:text-properties fo:font-weight="bold" style:font-weight-asian="bold" fo:font-size="14pt" style:font-size-asian="14pt" style:font-size-complex="14pt"/>
    </style:style>
    <style:style style:name="P68" style:parent-style-name="ListParagraph" style:list-style-name="LFO9" style:family="paragraph"/>
    <style:style style:name="T69" style:parent-style-name="DefaultParagraphFont" style:family="text">
      <style:text-properties fo:font-size="12pt" style:font-size-asian="12pt" style:font-size-complex="12pt"/>
    </style:style>
    <style:style style:name="P70" style:parent-style-name="ListParagraph" style:list-style-name="LFO9" style:family="paragraph"/>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P73" style:parent-style-name="ListParagraph" style:list-style-name="LFO9" style:family="paragraph"/>
    <style:style style:name="T74" style:parent-style-name="DefaultParagraphFont" style:family="text">
      <style:text-properties fo:font-size="12pt" style:font-size-asian="12pt" style:font-size-complex="12pt"/>
    </style:style>
    <style:style style:name="P75" style:parent-style-name="Normal" style:family="paragraph">
      <style:paragraph-properties fo:margin-left="0.25in">
        <style:tab-stops/>
      </style:paragraph-properties>
      <style:text-properties fo:font-weight="bold" style:font-weight-asian="bold" fo:font-size="14pt" style:font-size-asian="14pt" style:font-size-complex="14pt"/>
    </style:style>
    <style:style style:name="P76" style:parent-style-name="ListParagraph" style:list-style-name="LFO10" style:family="paragraph">
      <style:text-properties fo:font-size="12pt" style:font-size-asian="12pt" style:font-size-complex="12pt"/>
    </style:style>
    <style:style style:name="P77" style:parent-style-name="ListParagraph" style:list-style-name="LFO10" style:family="paragraph">
      <style:text-properties fo:font-size="12pt" style:font-size-asian="12pt" style:font-size-complex="12pt"/>
    </style:style>
    <style:style style:name="P78" style:parent-style-name="ListParagraph" style:list-style-name="LFO10" style:family="paragraph">
      <style:text-properties fo:font-size="12pt" style:font-size-asian="12pt" style:font-size-complex="12pt"/>
    </style:style>
    <style:style style:name="P79" style:parent-style-name="ListParagraph" style:list-style-name="LFO10" style:family="paragraph">
      <style:text-properties fo:font-size="12pt" style:font-size-asian="12pt" style:font-size-complex="12pt"/>
    </style:style>
    <style:style style:name="P80" style:parent-style-name="Normal" style:family="paragraph">
      <style:paragraph-properties fo:margin-left="0.25in">
        <style:tab-stops/>
      </style:paragraph-properties>
      <style:text-properties fo:font-weight="bold" style:font-weight-asian="bold" fo:font-size="14pt" style:font-size-asian="14pt" style:font-size-complex="14pt"/>
    </style:style>
    <style:style style:name="P81" style:parent-style-name="ListParagraph" style:list-style-name="LFO11" style:family="paragraph">
      <style:text-properties fo:font-size="12pt" style:font-size-asian="12pt" style:font-size-complex="12pt"/>
    </style:style>
    <style:style style:name="P82" style:parent-style-name="ListParagraph" style:list-style-name="LFO11" style:family="paragraph">
      <style:text-properties fo:font-size="12pt" style:font-size-asian="12pt" style:font-size-complex="12pt"/>
    </style:style>
    <style:style style:name="P83" style:parent-style-name="ListParagraph" style:list-style-name="LFO11" style:family="paragraph">
      <style:text-properties fo:font-size="12pt" style:font-size-asian="12pt" style:font-size-complex="12pt"/>
    </style:style>
    <style:style style:name="P84" style:parent-style-name="ListParagraph" style:list-style-name="LFO11" style:family="paragraph">
      <style:text-properties fo:font-size="12pt" style:font-size-asian="12pt" style:font-size-complex="12pt"/>
    </style:style>
    <style:style style:name="P85" style:parent-style-name="ListParagraph" style:list-style-name="LFO11" style:family="paragraph">
      <style:text-properties fo:font-size="12pt" style:font-size-asian="12pt" style:font-size-complex="12pt"/>
    </style:style>
    <style:style style:name="P86" style:parent-style-name="ListParagraph" style:list-style-name="LFO11" style:family="paragraph">
      <style:text-properties fo:font-size="12pt" style:font-size-asian="12pt" style:font-size-complex="12pt"/>
    </style:style>
    <style:style style:name="P87" style:parent-style-name="ListParagraph" style:list-style-name="LFO11" style:family="paragraph">
      <style:text-properties fo:font-size="12pt" style:font-size-asian="12pt" style:font-size-complex="12pt"/>
    </style:style>
    <style:style style:name="P88" style:parent-style-name="Normal" style:family="paragraph">
      <style:paragraph-properties fo:margin-left="0.25in">
        <style:tab-stops/>
      </style:paragraph-properties>
      <style:text-properties fo:font-weight="bold" style:font-weight-asian="bold" fo:font-size="14pt" style:font-size-asian="14pt" style:font-size-complex="14pt"/>
    </style:style>
    <style:style style:name="P89" style:parent-style-name="ListParagraph" style:list-style-name="LFO12" style:family="paragraph">
      <style:text-properties fo:font-size="12pt" style:font-size-asian="12pt" style:font-size-complex="12pt"/>
    </style:style>
    <style:style style:name="P90" style:parent-style-name="ListParagraph" style:list-style-name="LFO12" style:family="paragraph">
      <style:text-properties fo:font-size="12pt" style:font-size-asian="12pt" style:font-size-complex="12pt"/>
    </style:style>
    <style:style style:name="P91" style:parent-style-name="ListParagraph" style:list-style-name="LFO12" style:family="paragraph">
      <style:text-properties fo:font-size="12pt" style:font-size-asian="12pt" style:font-size-complex="12pt"/>
    </style:style>
    <style:style style:name="P92" style:parent-style-name="ListParagraph" style:list-style-name="LFO12" style:family="paragraph">
      <style:text-properties fo:font-size="12pt" style:font-size-asian="12pt" style:font-size-complex="12pt"/>
    </style:style>
    <style:style style:name="P93" style:parent-style-name="ListParagraph" style:list-style-name="LFO12" style:family="paragraph">
      <style:text-properties fo:font-size="12pt" style:font-size-asian="12pt" style:font-size-complex="12pt"/>
    </style:style>
    <style:style style:name="P94" style:parent-style-name="ListParagraph" style:list-style-name="LFO12" style:family="paragraph">
      <style:text-properties fo:font-size="12pt" style:font-size-asian="12pt" style:font-size-complex="12pt"/>
    </style:style>
    <style:style style:name="P95" style:parent-style-name="ListParagraph" style:list-style-name="LFO12" style:family="paragraph">
      <style:text-properties fo:font-size="12pt" style:font-size-asian="12pt" style:font-size-complex="12pt"/>
    </style:style>
    <style:style style:name="P96" style:parent-style-name="ListParagraph" style:list-style-name="LFO12" style:family="paragraph">
      <style:text-properties fo:font-size="12pt" style:font-size-asian="12pt" style:font-size-complex="12pt"/>
    </style:style>
    <style:style style:name="P97" style:parent-style-name="ListParagraph" style:list-style-name="LFO12" style:family="paragraph">
      <style:text-properties fo:font-size="12pt" style:font-size-asian="12pt" style:font-size-complex="12pt"/>
    </style:style>
    <style:style style:name="P98" style:parent-style-name="ListParagraph" style:list-style-name="LFO12" style:family="paragraph">
      <style:text-properties fo:font-size="12pt" style:font-size-asian="12pt" style:font-size-complex="12pt"/>
    </style:style>
    <style:style style:name="P99" style:parent-style-name="ListParagraph" style:list-style-name="LFO12" style:family="paragraph">
      <style:text-properties fo:font-size="12pt" style:font-size-asian="12pt" style:font-size-complex="12pt"/>
    </style:style>
    <style:style style:name="P100" style:parent-style-name="ListParagraph" style:list-style-name="LFO12" style:family="paragraph">
      <style:text-properties fo:font-size="12pt" style:font-size-asian="12pt" style:font-size-complex="12pt"/>
    </style:style>
    <style:style style:name="P101" style:parent-style-name="ListParagraph" style:list-style-name="LFO12" style:family="paragraph">
      <style:text-properties fo:font-size="12pt" style:font-size-asian="12pt" style:font-size-complex="12pt"/>
    </style:style>
    <style:style style:name="P102" style:parent-style-name="ListParagraph" style:list-style-name="LFO12" style:family="paragraph">
      <style:text-properties fo:font-size="12pt" style:font-size-asian="12pt" style:font-size-complex="12pt"/>
    </style:style>
    <style:style style:name="P103" style:parent-style-name="ListParagraph" style:list-style-name="LFO12" style:family="paragraph">
      <style:text-properties fo:font-size="12pt" style:font-size-asian="12pt" style:font-size-complex="12pt"/>
    </style:style>
    <style:style style:name="P104" style:parent-style-name="ListParagraph" style:list-style-name="LFO12" style:family="paragraph">
      <style:text-properties fo:font-size="12pt" style:font-size-asian="12pt" style:font-size-complex="12pt"/>
    </style:style>
    <style:style style:name="P105" style:parent-style-name="ListParagraph" style:list-style-name="LFO12" style:family="paragraph">
      <style:text-properties fo:font-size="12pt" style:font-size-asian="12pt" style:font-size-complex="12pt"/>
    </style:style>
    <style:style style:name="P106" style:parent-style-name="ListParagraph" style:list-style-name="LFO12" style:family="paragraph">
      <style:text-properties fo:font-size="12pt" style:font-size-asian="12pt" style:font-size-complex="12pt"/>
    </style:style>
    <style:style style:name="P107" style:parent-style-name="ListParagraph" style:list-style-name="LFO12"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weight="bold" style:font-weight-asian="bold" fo:font-size="14pt" style:font-size-asian="14pt" style:font-size-complex="14pt"/>
    </style:style>
    <style:style style:name="P110" style:parent-style-name="Normal" style:family="paragraph">
      <style:text-properties fo:font-weight="bold" style:font-weight-asian="bold" fo:font-size="14pt" style:font-size-asian="14pt" style:font-size-complex="14pt"/>
    </style:style>
    <style:style style:name="P111" style:parent-style-name="Normal" style:family="paragraph">
      <style:text-properties fo:font-weight="bold" style:font-weight-asian="bold" fo:font-size="14pt" style:font-size-asian="14pt" style:font-size-complex="14pt"/>
    </style:style>
    <style:style style:name="P112" style:parent-style-name="ListParagraph" style:list-style-name="LFO13" style:family="paragraph">
      <style:text-properties fo:font-size="12pt" style:font-size-asian="12pt" style:font-size-complex="12pt"/>
    </style:style>
    <style:style style:name="P113" style:parent-style-name="ListParagraph" style:list-style-name="LFO13" style:family="paragraph">
      <style:text-properties fo:font-size="12pt" style:font-size-asian="12pt" style:font-size-complex="12pt"/>
    </style:style>
    <style:style style:name="P114" style:parent-style-name="ListParagraph" style:list-style-name="LFO13" style:family="paragraph">
      <style:text-properties fo:font-size="12pt" style:font-size-asian="12pt" style:font-size-complex="12pt"/>
    </style:style>
    <style:style style:name="P115" style:parent-style-name="ListParagraph" style:list-style-name="LFO13" style:family="paragraph">
      <style:text-properties fo:font-size="12pt" style:font-size-asian="12pt" style:font-size-complex="12pt"/>
    </style:style>
    <style:style style:name="P116" style:parent-style-name="ListParagraph" style:list-style-name="LFO13"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T118" style:parent-style-name="DefaultParagraphFont" style:family="text">
      <style:text-properties fo:font-weight="bold" style:font-weight-asian="bold" fo:font-size="14pt" style:font-size-asian="14pt" style:font-size-complex="14pt"/>
    </style:style>
    <style:style style:name="P119" style:parent-style-name="ListParagraph" style:family="paragraph">
      <style:text-properties fo:font-size="12pt" style:font-size-asian="12pt" style:font-size-complex="12pt"/>
    </style:style>
    <style:style style:name="P120" style:parent-style-name="ListParagraph" style:list-style-name="LFO14" style:family="paragraph">
      <style:text-properties fo:font-size="12pt" style:font-size-asian="12pt" style:font-size-complex="12pt"/>
    </style:style>
    <style:style style:name="P121" style:parent-style-name="ListParagraph" style:list-style-name="LFO14" style:family="paragraph">
      <style:text-properties fo:font-size="12pt" style:font-size-asian="12pt" style:font-size-complex="12pt"/>
    </style:style>
    <style:style style:name="P122" style:parent-style-name="ListParagraph" style:list-style-name="LFO14" style:family="paragraph">
      <style:text-properties fo:font-size="12pt" style:font-size-asian="12pt" style:font-size-complex="12pt"/>
    </style:style>
    <style:style style:name="P123" style:parent-style-name="ListParagraph" style:list-style-name="LFO14" style:family="paragraph">
      <style:text-properties fo:font-size="12pt" style:font-size-asian="12pt" style:font-size-complex="12pt"/>
    </style:style>
    <style:style style:name="P124" style:parent-style-name="ListParagraph" style:list-style-name="LFO14" style:family="paragraph">
      <style:text-properties fo:font-size="12pt" style:font-size-asian="12pt" style:font-size-complex="12pt"/>
    </style:style>
    <style:style style:name="P125" style:parent-style-name="ListParagraph" style:list-style-name="LFO14" style:family="paragraph">
      <style:text-properties fo:font-size="12pt" style:font-size-asian="12pt" style:font-size-complex="12pt"/>
    </style:style>
    <style:style style:name="P126" style:parent-style-name="ListParagraph" style:list-style-name="LFO14" style:family="paragraph">
      <style:text-properties fo:font-size="12pt" style:font-size-asian="12pt" style:font-size-complex="12pt"/>
    </style:style>
    <style:style style:name="P127" style:parent-style-name="ListParagraph" style:list-style-name="LFO14" style:family="paragraph">
      <style:text-properties fo:font-size="12pt" style:font-size-asian="12pt" style:font-size-complex="12pt"/>
    </style:style>
    <style:style style:name="P128" style:parent-style-name="ListParagraph" style:list-style-name="LFO14" style:family="paragraph">
      <style:text-properties fo:font-size="12pt" style:font-size-asian="12pt" style:font-size-complex="12pt"/>
    </style:style>
    <style:style style:name="P129" style:parent-style-name="ListParagraph" style:list-style-name="LFO14" style:family="paragraph">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P131" style:parent-style-name="Normal" style:family="paragraph">
      <style:paragraph-properties fo:margin-left="0.25in">
        <style:tab-stops/>
      </style:paragraph-properties>
      <style:text-properties fo:font-weight="bold" style:font-weight-asian="bold" fo:font-size="14pt" style:font-size-asian="14pt" style:font-size-complex="14pt"/>
    </style:style>
    <style:style style:name="P132" style:parent-style-name="ListParagraph" style:list-style-name="LFO15" style:family="paragraph">
      <style:text-properties fo:font-size="12pt" style:font-size-asian="12pt" style:font-size-complex="12pt"/>
    </style:style>
    <style:style style:name="P133" style:parent-style-name="ListParagraph" style:list-style-name="LFO15" style:family="paragraph">
      <style:text-properties fo:font-size="12pt" style:font-size-asian="12pt" style:font-size-complex="12pt"/>
    </style:style>
    <style:style style:name="P134" style:parent-style-name="ListParagraph" style:list-style-name="LFO15" style:family="paragraph">
      <style:text-properties fo:font-size="12pt" style:font-size-asian="12pt" style:font-size-complex="12pt"/>
    </style:style>
    <style:style style:name="P135" style:parent-style-name="ListParagraph" style:list-style-name="LFO15" style:family="paragraph">
      <style:text-properties fo:font-size="12pt" style:font-size-asian="12pt" style:font-size-complex="12pt"/>
    </style:style>
    <style:style style:name="P136" style:parent-style-name="ListParagraph" style:list-style-name="LFO15" style:family="paragraph">
      <style:text-properties fo:font-size="12pt" style:font-size-asian="12pt" style:font-size-complex="12pt"/>
    </style:style>
    <style:style style:name="P137" style:parent-style-name="ListParagraph" style:list-style-name="LFO15" style:family="paragraph">
      <style:text-properties fo:font-size="12pt" style:font-size-asian="12pt" style:font-size-complex="12pt"/>
    </style:style>
    <style:style style:name="P138" style:parent-style-name="ListParagraph" style:list-style-name="LFO15"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paragraph-properties fo:margin-left="0.25in">
        <style:tab-stops/>
      </style:paragraph-properties>
      <style:text-properties fo:font-weight="bold" style:font-weight-asian="bold" fo:font-size="14pt" style:font-size-asian="14pt" style:font-size-complex="14pt"/>
    </style:style>
    <style:style style:name="P141" style:parent-style-name="ListParagraph" style:list-style-name="LFO16" style:family="paragraph"/>
    <style:style style:name="T142" style:parent-style-name="DefaultParagraphFont" style:family="text">
      <style:text-properties fo:font-size="12pt" style:font-size-asian="12pt" style:font-size-complex="12pt"/>
    </style:style>
    <style:style style:name="P143" style:parent-style-name="ListParagraph" style:list-style-name="LFO16" style:family="paragraph"/>
    <style:style style:name="T144" style:parent-style-name="DefaultParagraphFont" style:family="text">
      <style:text-properties fo:font-size="12pt" style:font-size-asian="12pt" style:font-size-complex="12pt"/>
    </style:style>
    <style:style style:name="P145" style:parent-style-name="ListParagraph" style:list-style-name="LFO16" style:family="paragraph"/>
    <style:style style:name="T146" style:parent-style-name="DefaultParagraphFont" style:family="text">
      <style:text-properties fo:font-size="12pt" style:font-size-asian="12pt" style:font-size-complex="12pt"/>
    </style:style>
    <style:style style:name="P147" style:parent-style-name="ListParagraph" style:list-style-name="LFO16" style:family="paragraph"/>
    <style:style style:name="T148" style:parent-style-name="DefaultParagraphFont" style:family="text">
      <style:text-properties fo:font-size="12pt" style:font-size-asian="12pt" style:font-size-complex="12pt"/>
    </style:style>
    <style:style style:name="P149" style:parent-style-name="ListParagraph" style:list-style-name="LFO16" style:family="paragraph"/>
    <style:style style:name="T150" style:parent-style-name="DefaultParagraphFont" style:family="text">
      <style:text-properties fo:font-size="12pt" style:font-size-asian="12pt" style:font-size-complex="12pt"/>
    </style:style>
    <style:style style:name="P151" style:parent-style-name="ListParagraph" style:list-style-name="LFO16" style:family="paragraph"/>
    <style:style style:name="T152" style:parent-style-name="DefaultParagraphFont" style:family="text">
      <style:text-properties fo:font-size="12pt" style:font-size-asian="12pt" style:font-size-complex="12pt"/>
    </style:style>
    <style:style style:name="P153" style:parent-style-name="ListParagraph" style:list-style-name="LFO16" style:family="paragraph"/>
    <style:style style:name="T154" style:parent-style-name="DefaultParagraphFont" style:family="text">
      <style:text-properties fo:font-size="12pt" style:font-size-asian="12pt" style:font-size-complex="12pt"/>
    </style:style>
    <style:style style:name="P155" style:parent-style-name="Normal" style:family="paragraph">
      <style:text-properties fo:font-weight="bold" style:font-weight-asian="bold" fo:font-size="14pt" style:font-size-asian="14pt" style:font-size-complex="14pt"/>
    </style:style>
    <style:style style:name="P156" style:parent-style-name="Normal" style:family="paragraph">
      <style:text-properties fo:font-weight="bold" style:font-weight-asian="bold" fo:font-size="14pt" style:font-size-asian="14pt" style:font-size-complex="14pt"/>
    </style:style>
    <style:style style:name="P157" style:parent-style-name="ListParagraph" style:list-style-name="LFO17" style:family="paragraph"/>
    <style:style style:name="T158" style:parent-style-name="DefaultParagraphFont" style:family="text">
      <style:text-properties fo:font-size="12pt" style:font-size-asian="12pt" style:font-size-complex="12pt"/>
    </style:style>
    <style:style style:name="P159" style:parent-style-name="ListParagraph" style:list-style-name="LFO17" style:family="paragraph"/>
    <style:style style:name="T160" style:parent-style-name="DefaultParagraphFont" style:family="text">
      <style:text-properties fo:font-size="12pt" style:font-size-asian="12pt" style:font-size-complex="12pt"/>
    </style:style>
    <style:style style:name="P161" style:parent-style-name="ListParagraph" style:list-style-name="LFO17" style:family="paragraph"/>
    <style:style style:name="T162" style:parent-style-name="DefaultParagraphFont" style:family="text">
      <style:text-properties fo:font-size="12pt" style:font-size-asian="12pt" style:font-size-complex="12pt"/>
    </style:style>
    <style:style style:name="P163" style:parent-style-name="ListParagraph" style:list-style-name="LFO17" style:family="paragraph"/>
    <style:style style:name="T164" style:parent-style-name="DefaultParagraphFont" style:family="text">
      <style:text-properties fo:font-size="12pt" style:font-size-asian="12pt" style:font-size-complex="12pt"/>
    </style:style>
    <style:style style:name="P165" style:parent-style-name="ListParagraph" style:list-style-name="LFO17" style:family="paragraph"/>
    <style:style style:name="T166" style:parent-style-name="DefaultParagraphFont" style:family="text">
      <style:text-properties fo:font-size="12pt" style:font-size-asian="12pt" style:font-size-complex="12pt"/>
    </style:style>
    <style:style style:name="P167" style:parent-style-name="ListParagraph" style:list-style-name="LFO17" style:family="paragraph"/>
    <style:style style:name="T168" style:parent-style-name="DefaultParagraphFont" style:family="text">
      <style:text-properties fo:font-size="12pt" style:font-size-asian="12pt" style:font-size-complex="12pt"/>
    </style:style>
    <style:style style:name="P169" style:parent-style-name="ListParagraph" style:list-style-name="LFO17" style:family="paragraph"/>
    <style:style style:name="T170" style:parent-style-name="DefaultParagraphFont" style:family="text">
      <style:text-properties fo:font-size="12pt" style:font-size-asian="12pt" style:font-size-complex="12pt"/>
    </style:style>
  </office:automatic-styles>
  <office:body>
    <office:text text:use-soft-page-breaks="true">
      <text:p text:style-name="P1">Guinnigle et al – Human resource management in Ireland – chapter 4 – human resource management and the labour market</text:p>
      <text:list text:style-name="LFO1" text:continue-numbering="true">
        <text:list-item>
          <text:p text:style-name="P2">Central issue for hrm remains the development of policies and practices that allow for the most effective utilisation of the orgs human capital- employees.</text:p>
        </text:list-item>
        <text:list-item>
          <text:p text:style-name="P3">Hrm contextually bound, influenced and constrained by its environment, on component is the labour market to which hr practices are directed.</text:p>
        </text:list-item>
        <text:list-item>
          <text:p text:style-name="P4">Arguments that In modern economy, the market for labour is the most important one.</text:p>
        </text:list-item>
      </text:list>
      <text:p text:style-name="P5">Theories of the labour market and hrm</text:p>
      <text:list text:style-name="LFO2" text:continue-numbering="true">
        <text:list-item>
          <text:p text:style-name="P6">Labour market compoirses all the buyers and sellers of labour.</text:p>
        </text:list-item>
        <text:list-item>
          <text:p text:style-name="P7">Different to other markets because workers are inseparable from the services they provide.</text:p>
        </text:list-item>
        <text:list-item>
          <text:p text:style-name="P8">Customs, social norms, group pressures and institutional rules are also active in shaping wage structures, labour mobility patterns and other aspects of labour market behaviour.</text:p>
        </text:list-item>
        <text:list-item>
          <text:p text:style-name="P9">Three prevalent perspectives</text:p>
          <text:list text:continue-numbering="true">
            <text:list-item>
              <text:p text:style-name="P10">Competitive approach, relating to supply and demand.</text:p>
            </text:list-item>
            <text:list-item>
              <text:p text:style-name="P11">Institutional approach, referring to the critical role of institutions as determinants of labour market operation</text:p>
            </text:list-item>
            <text:list-item>
              <text:p text:style-name="P12">Normative or radical approach, focusing on the traditional class struggle between owners of production and the workers.</text:p>
            </text:list-item>
          </text:list>
        </text:list-item>
      </text:list>
      <text:p text:style-name="P13">The Competitive Model Of The Labour Market</text:p>
      <text:list text:style-name="LFO3" text:continue-numbering="true">
        <text:list-item>
          <text:p text:style-name="P14">Standard competitive model of labour market derived from classical economics, it is presumed that individuals are rational economic maximisers, make rational choices to maximise the economic benefit themselves.</text:p>
        </text:list-item>
        <text:list-item>
          <text:p text:style-name="P15">Assumed individuals have set of preferences and will organise their time nad effort so that they will achieve highest rate of return possible.</text:p>
        </text:list-item>
        <text:list-item>
          <text:p text:style-name="P16">Equilibrium wage and level of employment are determined by the intersection of labour supply and labour demand.</text:p>
        </text:list-item>
        <text:list-item>
          <text:p text:style-name="P17">This intersection produces a market clearing wage, result is equilibrium.</text:p>
        </text:list-item>
        <text:list-item>
          <text:p text:style-name="P18">Key assumptions</text:p>
          <text:list text:continue-numbering="true">
            <text:list-item>
              <text:p text:style-name="P19">Market <text:s/>has large number of labour and employers, prefernces based on utility</text:p>
            </text:list-item>
            <text:list-item>
              <text:p text:style-name="P20">All other forms of labour market form out of competitive conditions</text:p>
            </text:list-item>
            <text:list-item>
              <text:p text:style-name="P21">No constraints on entry into market</text:p>
            </text:list-item>
            <text:list-item>
              <text:p text:style-name="P22">Jobs can be done by wide range of workers</text:p>
            </text:list-item>
            <text:list-item>
              <text:p text:style-name="P23">Only cost of hiring for org is cost of wage</text:p>
            </text:list-item>
            <text:list-item>
              <text:p text:style-name="P24">There is perfect information</text:p>
            </text:list-item>
            <text:list-item>
              <text:p text:style-name="P25">Technology is chief link.</text:p>
            </text:list-item>
          </text:list>
        </text:list-item>
        <text:list-item>
          <text:p text:style-name="P26">As costs increase, labour price decreases. <text:s/>Bothe employers and employees are price takers.</text:p>
        </text:list-item>
        <text:list-item>
          <text:p text:style-name="P27">In this scenario unemployment does not exist since wages are flexibly adjusted in line with labour supply</text:p>
        </text:list-item>
      </text:list>
      <text:p text:style-name="P28">HRM from a competitive perspective</text:p>
      <text:list text:style-name="LFO4" text:continue-numbering="true">
        <text:list-item>
          <text:p text:style-name="P29">Primary goal of hrm is cost minimisation, particularly reduction of labour costs.</text:p>
        </text:list-item>
        <text:list-item>
          <text:p text:style-name="P30">Two labour polls associated with competitive model, unskilled and skilled.</text:p>
        </text:list-item>
        <text:list-item>
          <text:p text:style-name="P31">Since there is a ready supply of unskilled labour available in external labour market, it is easy and cost efficient to hire them. <text:s/>Assumed they will only leave org when offered higher wage because not skilled.</text:p>
        </text:list-item>
        <text:list-item>
          <text:p text:style-name="P32">Org will accept high levels of labour turnover because of this.</text:p>
        </text:list-item>
        <text:list-item>
          <text:p text:style-name="P33">Skilled – more cost effective to develop structured internal labour markets that typically provide employment secutiry progressive wage increases based on tenure and opportunits for internal promotion rather than recruiting and training.</text:p>
        </text:list-item>
        <text:list-item>
          <text:p text:style-name="P34">Therefore model has 2 options – no frills org which offers low skilled work , little training and low wage, <text:s/>second suggest development of structured internal labour markets for skilled employment.</text:p>
        </text:list-item>
        <text:list-item>
          <text:p text:style-name="P35">In both cases primary drive of hrm policies is cost minimisation</text:p>
        </text:list-item>
      </text:list>
      <text:p text:style-name="P36">The institutional model of labour market</text:p>
      <text:list text:style-name="LFO5" text:continue-numbering="true">
        <text:list-item>
          <text:p text:style-name="P37">Arguments that org and institutional factors and social norms ave a greater influence on behaviour of labour markets than pure labour market economics.</text:p>
        </text:list-item>
        <text:list-item>
          <text:p text:style-name="P38">Do not concur that individuals behave independently of others.</text:p>
        </text:list-item>
        <text:list-item>
          <text:p text:style-name="P39">They perceive that people formulate choices and preference with reference to perceived choics and prefernces made by others.</text:p>
        </text:list-item>
        <text:list-item>
          <text:p text:style-name="P40">Similary orgs make<text:s/>choices based on actions of their competitors and other orgs.</text:p>
        </text:list-item>
        <text:list-item>
          <text:p text:style-name="P41">In this way the notion of perceived equity and fairness enters into the equation.</text:p>
        </text:list-item>
        <text:list-item>
          <text:p text:style-name="P42">Moreovers, orgs are to some degree constrained by the choices made by other orgs operating ina agiven product and service market.</text:p>
        </text:list-item>
        <text:list-item>
          <text:p text:style-name="P43">Institutionalist place emphasis on the role of group norms, customs and collective power in shaping labour market conditions such as wage rigidities, structured internal labour markets and efficiency wages.</text:p>
        </text:list-item>
      </text:list>
      <text:p text:style-name="P44"/>
      <text:p text:style-name="P45">HRM from an Institutional Perspective</text:p>
      <text:soft-page-break/>
      <text:list text:style-name="LFO6" text:continue-numbering="true">
        <text:list-item>
          <text:p text:style-name="P46">Focuses on process by which the employment rel is regulated and highlighs role played by various gouprs in development of employment startegies and policies.</text:p>
        </text:list-item>
        <text:list-item>
          <text:p text:style-name="P47">While competive model focuses on cost reduction, the institutional model concerned with reducing inefficiencies in the utilisation of labour.</text:p>
        </text:list-item>
        <text:list-item>
          <text:p text:style-name="P48">Suggest that actors in labour process play role in determining labour efficiency and advocates use of hrm policies that seek to alter the nature of power within ors.</text:p>
        </text:list-item>
        <text:list-item>
          <text:p text:style-name="P49">In practice, the instit approach would perceive that the central role of hrm is to develop<text:s/>a unitarist perspective of the fimr whereby policies are introduced that seek to co opt employees into the managerial vision of the org.</text:p>
        </text:list-item>
        <text:list-item>
          <text:p text:style-name="P50">2 scenarios – first might involve the co opting of unions in order to secure aggreemtn though participagtive decision making, second result in greater individualising of the employement rel as a means of marginalising trade union power and influence.</text:p>
        </text:list-item>
      </text:list>
      <text:p text:style-name="P51">The radical model of the labour market</text:p>
      <text:list text:style-name="LFO7" text:continue-numbering="true">
        <text:list-item>
          <text:p text:style-name="P52">Based on<text:s/>trad class struggle between workers and capital as reflected in the work of ,a mong others marx and engels.</text:p>
        </text:list-item>
        <text:list-item>
          <text:p text:style-name="P53">Marxism concerned with the conditions under which the working class could develop sufficient unity and consciousness to challenge and then replace capitalism.</text:p>
        </text:list-item>
        <text:list-item>
          <text:p text:style-name="P54">Capitalist labour process is subject to a number of identifiable tendencies, deskilling, fragmentation of tasks, hierarchical org, the division between mental and manual work, and the struggle to establish the most effective means to control labour.</text:p>
        </text:list-item>
        <text:list-item>
          <text:p text:style-name="P55">Taylorism seen as an effort to relieve works of their job autonomy and craft knowledge.</text:p>
        </text:list-item>
        <text:list-item>
          <text:p text:style-name="P56">Workers capacity to resist exploitation and alienation lies in the development<text:s/>of collective representation through trade unions.</text:p>
        </text:list-item>
        <text:list-item>
          <text:p text:style-name="P57">Hence the adoption of elements of workforce flexibility that results in the creation of core and periphery labour markets is seen as a covert managerial technigque to exploit labour further</text:p>
        </text:list-item>
      </text:list>
      <text:p text:style-name="P58">HRM from a radical Perspective</text:p>
      <text:list text:style-name="LFO8" text:continue-numbering="true">
        <text:list-item>
          <text:p text:style-name="P59">Focuses on org processes of regulating the employment relationship but it differs from the institutional approach in that it presumes that all managerial activities are geared towards the creation of greater profits at the expense of the worker.</text:p>
        </text:list-item>
        <text:list-item>
          <text:p text:style-name="P60">Hrm policies are viewed as deliverate means of exploiting labour and weakening the collective power of employees.</text:p>
        </text:list-item>
        <text:list-item>
          <text:p text:style-name="P61">Core and periphery worker policy seen as divide and conquer policy, seen as increased work intensification, greater direct control, diminished employment security and possibly lower pay</text:p>
        </text:list-item>
        <text:list-item>
          <text:p text:style-name="P62">Purpose of hrm is exploitation of labour through the extension of managerial control over the employment relationship.</text:p>
        </text:list-item>
      </text:list>
      <text:soft-page-break/>
      <text:p text:style-name="P63">Key Labour Market Characteristics</text:p>
      <text:list text:style-name="LFO9" text:continue-numbering="true">
        <text:list-item>
          <text:p text:style-name="P64">Core realities or features of labour markets that shape the way they operate in practice, subsequently influence or constrain the range of choices available<text:s/>to those engaging and managing hr</text:p>
        </text:list-item>
      </text:list>
      <text:p text:style-name="P65">Unemployment</text:p>
      <text:list text:style-name="LFO9" text:continue-numbering="true">
        <text:list-item>
          <text:p text:style-name="P66">Labour is not homogenous, it is highly differentiated, so it is a remarkable peculiarity of labour markets that<text:s/>unemployment<text:s/>can exist alongside wage inflation and job vacancies.</text:p>
        </text:list-item>
      </text:list>
      <text:p text:style-name="P67">Wage Rigidities</text:p>
      <text:list text:style-name="LFO9" text:continue-numbering="true">
        <text:list-item>
          <text:p text:style-name="P68"><text:span text:style-name="T69">Key presumption underpinning l market is wages can be flexibly adjusted in line with demand for labour, that is orgs can reduce wages when their demand for labour falls.</text:span></text:p>
        </text:list-item>
        <text:list-item>
          <text:p text:style-name="P70"><text:span text:style-name="T71">In fact wages are more likely to move up more readily<text:s/></text:span><text:span text:style-name="T72">and this downward wage rigidity is often offered as a critical explanation of the nature and high levels of unemployment.</text:span></text:p>
        </text:list-item>
        <text:list-item>
          <text:p text:style-name="P73"><text:span text:style-name="T74">Usually have recruitment freeze, no overtime or lay people off</text:span></text:p>
        </text:list-item>
      </text:list>
      <text:p text:style-name="P75">Occupational Segregation</text:p>
      <text:list text:style-name="LFO10" text:continue-numbering="true">
        <text:list-item>
          <text:p text:style-name="P76">Labour market structured into sub markets by restricions on the substitutuability between different kinds of labour.</text:p>
        </text:list-item>
        <text:list-item>
          <text:p text:style-name="P77">While comp between workers in different sub markets may be limited, each sub market itself remains a zone of comp.</text:p>
        </text:list-item>
        <text:list-item>
          <text:p text:style-name="P78">Two types of labour market can be said to exist—market for unskilled and occupation albour markets involving transferable skills.</text:p>
        </text:list-item>
        <text:list-item>
          <text:p text:style-name="P79">In other words workers will look around for better jobs</text:p>
        </text:list-item>
      </text:list>
      <text:p text:style-name="P80">Internal Labour markets</text:p>
      <text:list text:style-name="LFO11" text:continue-numbering="true">
        <text:list-item>
          <text:p text:style-name="P81">From org perspective, investment in genral (transferable) skills is more risky since these skills are valuable to most orgs and so the potential loss of their investment though labour turnover is high.</text:p>
        </text:list-item>
        <text:list-item>
          <text:p text:style-name="P82">Investment in specific skill, better choice not readily transferable and can facilitate the development of highly valuable firm specific human capital. <text:s/>Can reduce employee mobility, workers more interested in general skills to bosost their employability</text:p>
        </text:list-item>
        <text:list-item>
          <text:p text:style-name="P83">Development of internal labour markets can be seen as best way of managing this</text:p>
        </text:list-item>
        <text:list-item>
          <text:p text:style-name="P84">Here a sytem of job hierarchies is designed that provides mobility chains or career progression up through the org hierarchy.</text:p>
        </text:list-item>
        <text:list-item>
          <text:p text:style-name="P85">Progression between jobs regulated through rules and customs, provide sense of stabily within org.</text:p>
        </text:list-item>
        <text:list-item>
          <text:p text:style-name="P86">Here use of hr policies can have cumulative effect of building barriers to labour mobility since accumulated rights are inextricably linked with tenure</text:p>
        </text:list-item>
        <text:list-item>
          <text:p text:style-name="P87">Internal l market can be good way of managing costs of investment in firm specif skills or human capital.</text:p>
        </text:list-item>
      </text:list>
      <text:p text:style-name="P88">Flexibility and Alternative Forms of Engagement</text:p>
      <text:list text:style-name="LFO12" text:continue-numbering="true">
        <text:list-item>
          <text:p text:style-name="P89">Orgs could pursue two opposing strategies of labour market utilisation or engagement either relying on external labour market and low levels of employee involvement or favouring internal mobility and the development of multiple skills among existing employees</text:p>
        </text:list-item>
        <text:list-item>
          <text:p text:style-name="P90">Debate centered around org adaptability and performance and increased opportunitys for employees.</text:p>
        </text:list-item>
        <text:list-item>
          <text:p text:style-name="P91">Reorganisation of internal labour markets and their dividsion into separate components in which the workers experience and employers expectations of him are increasingly differentiated.</text:p>
        </text:list-item>
        <text:list-item>
          <text:p text:style-name="P92">Core composed of full time staff, secure challenging jobs with good pay and conditions</text:p>
        </text:list-item>
        <text:list-item>
          <text:p text:style-name="P93">Two sets of periphery workers, first set is highly skilled often technical or professional employees who are contracted into org on fixed term contracts and enjoy good conditions of employment, <text:s/>secon is<text:s/>composed of temporary, part time and contract groups with less favourable pay and employument condisiont.</text:p>
        </text:list-item>
        <text:list-item>
          <text:p text:style-name="P94">Attempt by orgs to increase flexibility in three key areas</text:p>
          <text:list text:continue-numbering="true">
            <text:list-item>
              <text:p text:style-name="P95">Numberical-use of non standard employment forms, allows to hire fire easily</text:p>
            </text:list-item>
            <text:list-item>
              <text:p text:style-name="P96">Financial/pay – pay rates are linked to labour and product market conditions</text:p>
            </text:list-item>
            <text:list-item>
              <text:p text:style-name="P97">Functional – incorporating multi skilling, defined as the expansion of skills within workforce or the ability or org to reogranise the competencies assoicted with jobs os that job holder is willing and able to deploy .</text:p>
            </text:list-item>
          </text:list>
        </text:list-item>
        <text:list-item>
          <text:p text:style-name="P98">Hr architecture that depicts four modes of employee engagement; internal development, acquisition, contracting and alliance.</text:p>
        </text:list-item>
        <text:list-item>
          <text:p text:style-name="P99"><text:s text:c="2"/>Based on recognition that not all employees possess knowledge and skills that are of equal strategic importance.</text:p>
        </text:list-item>
        <text:list-item>
          <text:p text:style-name="P100">Internalism – training internal staff <text:s/>externalism-sourcing skill outside</text:p>
        </text:list-item>
        <text:list-item>
          <text:p text:style-name="P101">Argued that competitive pressure are forcing orgs to increase their capacity to employ or shed labour more rapidly in order to achieve a better fit between workfoce size and fluctuations in the demand for goods and services.</text:p>
        </text:list-item>
        <text:list-item>
          <text:p text:style-name="P102">Broader job titles / descriptions also helping this.</text:p>
        </text:list-item>
        <text:list-item>
          <text:p text:style-name="P103">Issue of balancing work and non work aspect of life receiving attention across economies, and is fast defining the labour market scent.</text:p>
        </text:list-item>
        <text:list-item>
          <text:p text:style-name="P104">Issue of this balance factored by:</text:p>
          <text:list text:continue-numbering="true">
            <text:list-item>
              <text:p text:style-name="P105">Perceived intensification of work<text:tab/></text:p>
            </text:list-item>
            <text:list-item>
              <text:p text:style-name="P106">Growing conern that quality of home life is deterioration</text:p>
            </text:list-item>
            <text:list-item>
              <text:p text:style-name="P107">Changing attitudes and values of workers</text:p>
            </text:list-item>
          </text:list>
        </text:list-item>
      </text:list>
      <text:p text:style-name="P108"/>
      <text:p text:style-name="P109">Profile of the irish labour market</text:p>
      <text:p text:style-name="P110"/>
      <text:p text:style-name="P111">Population</text:p>
      <text:list text:style-name="LFO13" text:continue-numbering="true">
        <text:list-item>
          <text:p text:style-name="P112">2005 population crossed 4m threshold, highest since 1871</text:p>
        </text:list-item>
        <text:list-item>
          <text:p text:style-name="P113">Attributed to natural incrases and foreigners</text:p>
        </text:list-item>
        <text:list-item>
          <text:p text:style-name="P114">Anunual birth rate increasing</text:p>
        </text:list-item>
        <text:list-item>
          <text:p text:style-name="P115">Ireland relatively young population, most populous group 24-44</text:p>
        </text:list-item>
        <text:list-item>
          <text:p text:style-name="P116">Birth rate expected to decline, aging population atm</text:p>
        </text:list-item>
      </text:list>
      <text:p text:style-name="P117"/>
      <text:p text:style-name="Normal"><text:span text:style-name="T118">Migration</text:span></text:p>
      <text:p text:style-name="P119"/>
      <text:list text:style-name="LFO14" text:continue-numbering="true">
        <text:list-item>
          <text:p text:style-name="P120">migration difference between emigration from<text:s/>and immigration to Ireland, and the performance of Irelands labour market are inextricably linked.</text:p>
        </text:list-item>
        <text:list-item>
          <text:p text:style-name="P121">Outward migration trad feature of Ireland.</text:p>
        </text:list-item>
        <text:list-item>
          <text:p text:style-name="P122">Situation revered in 1990s.</text:p>
        </text:list-item>
        <text:list-item>
          <text:p text:style-name="P123">Grouped into three key preriods</text:p>
          <text:list text:continue-numbering="true">
            <text:list-item>
              <text:p text:style-name="P124">1986-90 160000 exited more than entered it</text:p>
            </text:list-item>
            <text:list-item>
              <text:p text:style-name="P125">Outflows peaked at 40000 per annum 1988-1989</text:p>
            </text:list-item>
            <text:list-item>
              <text:p text:style-name="P126">Second, 1991-5 1600 peop0le entered than left it.</text:p>
            </text:list-item>
            <text:list-item>
              <text:p text:style-name="P127">Third, years since 1996 large net inward migration, aveaged 20000 per annum. <text:s/>Reached a high of 41000 in 2002 before decling to 32000 in 2004</text:p>
            </text:list-item>
          </text:list>
        </text:list-item>
        <text:list-item>
          <text:p text:style-name="P128">Most of inflow was irish who previously emigrated. <text:s/>Uk nationals accounted for one fifth.</text:p>
        </text:list-item>
        <text:list-item>
          <text:p text:style-name="P129">Cso figures predict an average innet inflow of 22500 till 2036, predicted that Ireland will need an average annual inflow of 11000 over the period to cope with modest perform inline with aerage eu growth rates.</text:p>
        </text:list-item>
      </text:list>
      <text:p text:style-name="P130"/>
      <text:soft-page-break/>
      <text:p text:style-name="P131">The<text:s/>Irish<text:s/>labour force</text:p>
      <text:list text:style-name="LFO15" text:continue-numbering="true">
        <text:list-item>
          <text:p text:style-name="P132">Overall trend of ilf has been upward.</text:p>
        </text:list-item>
        <text:list-item>
          <text:p text:style-name="P133">Average annual gain of 43500 in labour force between 1991-2004 <text:s/>if migration remains high, predicted that the irish labour force will grow by approx. 38000 each year until 2036</text:p>
        </text:list-item>
        <text:list-item>
          <text:p text:style-name="P134">Overall labour force participation rates have continued to improve in recent years and in 2004 stood at 60%</text:p>
        </text:list-item>
        <text:list-item>
          <text:p text:style-name="P135">Most of incrases in force in 1990s have been domestic labour supplemented by immigration.</text:p>
        </text:list-item>
        <text:list-item>
          <text:p text:style-name="P136">Between 1999-2004 25% of growth in force was by immigrants.</text:p>
        </text:list-item>
        <text:list-item>
          <text:p text:style-name="P137">Female rates continue to grow.</text:p>
        </text:list-item>
        <text:list-item>
          <text:p text:style-name="P138">1989 male participation at 69.4, 2005-70.9%</text:p>
        </text:list-item>
      </text:list>
      <text:p text:style-name="P139"/>
      <text:p text:style-name="P140">Employment and occupational trends</text:p>
      <text:list text:style-name="LFO16" text:continue-numbering="true">
        <text:list-item>
          <text:p text:style-name="P141"><text:span text:style-name="T142">Overall employment growth has slowed down during the past couple of years,at 2004 at 2.4% strong</text:span></text:p>
        </text:list-item>
        <text:list-item>
          <text:p text:style-name="P143"><text:span text:style-name="T144">Between 1995-2005 employment grew 50% at 2005 standardised unemployment reate in Ireland wa 4.4%</text:span></text:p>
        </text:list-item>
        <text:list-item>
          <text:p text:style-name="P145"><text:span text:style-name="T146">Employment growth spread across most sectors of economy.</text:span></text:p>
        </text:list-item>
        <text:list-item>
          <text:p text:style-name="P147"><text:span text:style-name="T148">Employment trends linked with the occupational structure of the labour market which tends to e associated with tech developments, product market variations, sectoral composition and the general nature of employment practices.</text:span></text:p>
        </text:list-item>
        <text:list-item>
          <text:p text:style-name="P149"><text:span text:style-name="T150">Data predicted that agricultural employment would continue to fall over intervening yeats to 2003 and that largest increases in employment would occur in managerial and professional occupations</text:span></text:p>
        </text:list-item>
        <text:list-item>
          <text:p text:style-name="P151"><text:span text:style-name="T152">Projected growth was also featured for skilled maual worekrs.</text:span></text:p>
        </text:list-item>
        <text:list-item>
          <text:p text:style-name="P153"><text:span text:style-name="T154">Evidence that female participation in employment is extending out fomr the traditional occupations of clerical work and health associated professions and into <text:s/>more business and commercial profs</text:span></text:p>
        </text:list-item>
      </text:list>
      <text:p text:style-name="P155"/>
      <text:p text:style-name="P156">`<text:tab/>Participation in Education</text:p>
      <text:list text:style-name="LFO17" text:continue-numbering="true">
        <text:list-item>
          <text:p text:style-name="P157"><text:span text:style-name="T158">irish education system undergone significant change in past 30 years.</text:span></text:p>
        </text:list-item>
        <text:list-item>
          <text:p text:style-name="P159"><text:span text:style-name="T160">Free second level edu introduced in 1966</text:span></text:p>
        </text:list-item>
        <text:list-item>
          <text:p text:style-name="P161"><text:span text:style-name="T162">Demand for third level outstrips the places</text:span></text:p>
        </text:list-item>
        <text:list-item>
          <text:p text:style-name="P163"><text:span text:style-name="T164">Past 30 years marked by increased expenditure on education coupled with greater numbers in decuation and higher participation rates.</text:span></text:p>
        </text:list-item>
        <text:list-item>
          <text:p text:style-name="P165"><text:span text:style-name="T166">Young people staying in edu system for longer across all levels of education.</text:span></text:p>
        </text:list-item>
        <text:list-item>
          <text:p text:style-name="P167"><text:span text:style-name="T168">Today with close to one million students participating in education in Ireland there is little room for complacency in relation either to Irelands educational system or indeed to educational participation rates more generally.</text:span></text:p>
        </text:list-item>
        <text:list-item>
          <text:p text:style-name="P169"><text:span text:style-name="T170">Higher levels of earnings linked with higher educa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03T16:05:00Z</meta:creation-date>
    <dc:date>2014-10-03T19:37:00Z</dc:date>
    <meta:template xlink:href="Normal" xlink:type="simple"/>
    <meta:editing-cycles>6</meta:editing-cycles>
    <meta:editing-duration>PT12720S</meta:editing-duration>
    <meta:document-statistic meta:page-count="8" meta:paragraph-count="29" meta:word-count="2209" meta:character-count="14774" meta:row-count="104" meta:non-whitespace-character-count="12594"/>
  </office:meta>
</office:document-meta>
</file>